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 is a paragraph with many non-breaking spaces. The only regular space is the one separting sentenc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9-20T21:46:38</meta:creation-date>
    <dc:creator>Bernhard Haumacher</dc:creator>
    <dc:date>2007-09-20T21:48:24</dc:date>
    <dc:language>de-DE</dc:language>
    <meta:editing-cycles>2</meta:editing-cycles>
    <meta:editing-duration>PT1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8" meta:character-count="106"/>
  </office:meta>
</office:document-meta>
</file>